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16in"/>
    </style:style>
    <style:style style:name="co3" style:family="table-column">
      <style:table-column-properties fo:break-before="auto" style:column-width="0.5984in"/>
    </style:style>
    <style:style style:name="co4" style:family="table-column">
      <style:table-column-properties fo:break-before="auto" style:column-width="0.7146in"/>
    </style:style>
    <style:style style:name="co5" style:family="table-column">
      <style:table-column-properties fo:break-before="auto" style:column-width="0.8126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7327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1.304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4" style:family="table-cell" style:parent-style-name="Default">
      <style:table-cell-properties style:text-align-source="fix" style:repeat-content="false" style:vertical-align="justify"/>
      <style:paragraph-properties fo:text-align="justify"/>
    </style:style>
    <style:style style:name="ce35" style:family="table-cell" style:parent-style-name="Default">
      <style:table-cell-properties fo:background-color="#ff4000"/>
    </style:style>
    <style:style style:name="ce36" style:family="table-cell" style:parent-style-name="Default">
      <style:table-cell-properties fo:background-color="#81d41a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ff00" style:text-align-source="fix" style:repeat-content="false" style:vertical-align="justify"/>
      <style:paragraph-properties fo:text-align="justify"/>
    </style:style>
    <style:style style:name="ce39" style:family="table-cell" style:parent-style-name="Default">
      <style:table-cell-properties fo:background-color="#ffff6d"/>
    </style:style>
    <style:style style:name="ce40" style:family="table-cell" style:parent-style-name="Default" style:data-style-name="N132">
      <style:table-cell-properties fo:background-color="transparent"/>
    </style:style>
    <style:style style:name="ce41" style:family="table-cell" style:parent-style-name="Default" style:data-style-name="N132"/>
    <style:style style:name="ce42" style:family="table-cell" style:parent-style-name="Default" style:data-style-name="N61">
      <style:table-cell-properties fo:background-color="transparent"/>
    </style:style>
    <style:style style:name="ce43" style:family="table-cell" style:parent-style-name="Default" style:data-style-name="N61"/>
    <style:style style:name="ce44" style:family="table-cell" style:parent-style-name="Default" style:data-style-name="N133">
      <style:table-cell-properties fo:background-color="transparent"/>
    </style:style>
    <style:style style:name="ce45" style:family="table-cell" style:parent-style-name="Default" style:data-style-name="N60">
      <style:table-cell-properties fo:background-color="transparent"/>
    </style:style>
    <style:style style:name="ce46" style:family="table-cell" style:parent-style-name="Default" style:data-style-name="N60"/>
    <style:style style:name="ce47" style:family="table-cell" style:parent-style-name="Default" style:data-style-name="N136">
      <style:table-cell-properties fo:background-color="transparent"/>
    </style:style>
    <style:style style:name="ce48" style:family="table-cell" style:parent-style-name="Default" style:data-style-name="N136"/>
    <style:style style:name="ce31" style:family="table-cell" style:parent-style-name="Default" style:data-style-name="N137"/>
    <style:style style:name="ce32" style:family="table-cell" style:parent-style-name="Default" style:data-style-name="N135">
      <style:table-cell-properties fo:background-color="transparent"/>
    </style:style>
    <style:style style:name="ce33" style:family="table-cell" style:parent-style-name="Default" style:data-style-name="N1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reliminary" table:style-name="ta1">
        <table:table-column table:style-name="co1" table:default-cell-style-name="ce36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ce42"/>
        <table:table-column table:style-name="co1" table:default-cell-style-name="ce45"/>
        <table:table-column table:style-name="co14" table:default-cell-style-name="ce47"/>
        <table:table-column table:style-name="co1" table:default-cell-style-name="ce45"/>
        <table:table-column table:style-name="co1" table:number-columns-repeated="44" table:default-cell-style-name="Default"/>
        <table:table-row table:style-name="ro1">
          <table:table-cell table:style-name="ce34" office:value-type="string" calcext:value-type="string">
            <text:p>run name</text:p>
          </table:table-cell>
          <table:table-cell table:style-name="ce34" office:value-type="string" calcext:value-type="string">
            <text:p>A [m]</text:p>
          </table:table-cell>
          <table:table-cell table:style-name="ce34" office:value-type="string" calcext:value-type="string">
            <text:p>sed. Diameter [mm]</text:p>
          </table:table-cell>
          <table:table-cell table:style-name="ce34" office:value-type="string" calcext:value-type="string">
            <text:p>T [s]</text:p>
          </table:table-cell>
          <table:table-cell table:style-name="ce34" office:value-type="string" calcext:value-type="string">
            <text:p>U0 [m/s]</text:p>
          </table:table-cell>
          <table:table-cell table:style-name="ce34" office:value-type="string" calcext:value-type="string">
            <text:p>fw</text:p>
          </table:table-cell>
          <table:table-cell table:style-name="ce34" office:value-type="string" calcext:value-type="string">
            <text:p>regime</text:p>
          </table:table-cell>
          <table:table-cell table:style-name="ce34" office:value-type="string" calcext:value-type="string">
            <text:p>theta</text:p>
          </table:table-cell>
          <table:table-cell table:style-name="ce34" office:value-type="string" calcext:value-type="string">
            <text:p>theta_cr</text:p>
          </table:table-cell>
          <table:table-cell table:style-name="ce34" office:value-type="string" calcext:value-type="string">
            <text:p>lambda [m]</text:p>
          </table:table-cell>
          <table:table-cell table:style-name="ce34" office:value-type="string" calcext:value-type="string">
            <text:p>eta [m]</text:p>
          </table:table-cell>
          <table:table-cell table:style-name="ce34" office:value-type="string" calcext:value-type="string">
            <text:p>eta/lambda</text:p>
          </table:table-cell>
          <table:table-cell table:style-name="ce34" office:value-type="string" calcext:value-type="string">
            <text:p>Delta (adim)</text:p>
          </table:table-cell>
          <table:table-cell table:style-name="ce34" office:value-type="string" calcext:value-type="string">
            <text:p>ripple regime</text:p>
          </table:table-cell>
          <table:table-cell table:style-name="ce34" office:value-type="string" calcext:value-type="string">
            <text:p>R_delta</text:p>
          </table:table-cell>
          <table:table-cell table:style-name="ce34" office:value-type="string" calcext:value-type="string">
            <text:p>Re</text:p>
          </table:table-cell>
          <table:table-cell table:style-name="ce34" office:value-type="string" calcext:value-type="string">
            <text:p>delta</text:p>
          </table:table-cell>
          <table:table-cell table:style-name="ce34" office:value-type="string" calcext:value-type="string">
            <text:p>Nielsen92 (adim)</text:p>
          </table:table-cell>
          <table:table-cell table:style-name="ce34" office:value-type="string" calcext:value-type="string">
            <text:p>G&amp;M_82 (adim)</text:p>
          </table:table-cell>
          <table:table-cell table:style-name="ce34" office:value-type="string" calcext:value-type="string">
            <text:p>VR_93 (adim)</text:p>
          </table:table-cell>
          <table:table-cell table:style-name="ce34" table:number-columns-repeated="15"/>
          <table:table-cell table:number-columns-repeated="2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4"/>
        </table:table-row>
        <table:table-row table:style-name="ro2">
          <table:table-cell table:style-name="ce35" office:value-type="string" calcext:value-type="string">
            <text:p>Ap2dp2T7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7" calcext:value-type="float">
            <text:p>7</text:p>
          </table:table-cell>
          <table:table-cell office:value-type="float" office:value="0.179519580205131" calcext:value-type="float">
            <text:p>0.180</text:p>
          </table:table-cell>
          <table:table-cell table:style-name="ce42" office:value-type="float" office:value="0.00912931282" calcext:value-type="float">
            <text:p>9.13E-03</text:p>
          </table:table-cell>
          <table:table-cell table:style-name="ce42" office:value-type="string" calcext:value-type="string">
            <text:p>transitional</text:p>
          </table:table-cell>
          <table:table-cell table:style-name="ce37" office:value-type="float" office:value="0.0454" calcext:value-type="float">
            <text:p>0.0454</text:p>
          </table:table-cell>
          <table:table-cell table:style-name="ce37" office:value-type="float" office:value="0.0527" calcext:value-type="float">
            <text:p>0.0527</text:p>
          </table:table-cell>
          <table:table-cell office:value-type="float" office:value="0.1724" calcext:value-type="float">
            <text:p>0.172</text:p>
          </table:table-cell>
          <table:table-cell office:value-type="float" office:value="0.0259" calcext:value-type="float">
            <text:p>0.026</text:p>
          </table:table-cell>
          <table:table-cell table:formula="of:=[.K3]/[.J3]" office:value-type="float" office:value="0.150232018561485" calcext:value-type="float">
            <text:p>0.150</text:p>
          </table:table-cell>
          <table:table-cell table:style-name="ce44" office:value-type="float" office:value="1000" calcext:value-type="float">
            <text:p>1000.0</text:p>
          </table:table-cell>
          <table:table-cell table:style-name="ce42" office:value-type="string" calcext:value-type="string">
            <text:p>Sub-obital</text:p>
          </table:table-cell>
          <table:table-cell table:style-name="ce42" office:value-type="float" office:value="267.969834276272" calcext:value-type="float">
            <text:p>2.68E+02</text:p>
          </table:table-cell>
          <table:table-cell table:style-name="ce42" office:value-type="float" office:value="35903.9160410262" calcext:value-type="float">
            <text:p>3.59E+04</text:p>
          </table:table-cell>
          <table:table-cell table:formula="of:=SQRT([.D3]/PI())/1000" office:value-type="float" office:value="0.00149270533036046" calcext:value-type="float">
            <text:p>1.49E-03</text:p>
          </table:table-cell>
          <table:table-cell table:formula="of:=(8*[.K3]^2/[.J3])/[.Q3]" office:value-type="float" office:value="20.8534622425598" calcext:value-type="float">
            <text:p>2.09E+001</text:p>
          </table:table-cell>
          <table:table-cell table:formula="of:=(28*[.K3]^2/[.L3])/[.Q3]" office:value-type="float" office:value="83.7569729651926" calcext:value-type="float">
            <text:p>8.376E+01</text:p>
          </table:table-cell>
          <table:table-cell table:formula="of:=(28*[.K3]^2/[.J3])/[.Q3]" office:value-type="float" office:value="72.9871178489594" calcext:value-type="float">
            <text:p>7.30E+001</text:p>
          </table:table-cell>
          <table:table-cell table:style-name="ce37" table:number-columns-repeated="44"/>
        </table:table-row>
        <table:table-row table:style-name="ro2">
          <table:table-cell office:value-type="string" calcext:value-type="string">
            <text:p>Ap2dp2T6</text:p>
          </table:table-cell>
          <table:table-cell table:number-columns-repeated="2" table:style-name="ce37" office:value-type="float" office:value="0.2" calcext:value-type="float">
            <text:p>0.2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0.2094" calcext:value-type="float">
            <text:p>0.209</text:p>
          </table:table-cell>
          <table:table-cell table:style-name="ce42" office:value-type="float" office:value="0.0089658061" calcext:value-type="float">
            <text:p>8.97E-03</text:p>
          </table:table-cell>
          <table:table-cell table:style-name="ce42" office:value-type="string" calcext:value-type="string">
            <text:p>transitional</text:p>
          </table:table-cell>
          <table:table-cell table:style-name="ce37" office:value-type="float" office:value="0.0607" calcext:value-type="float">
            <text:p>0.0607</text:p>
          </table:table-cell>
          <table:table-cell table:style-name="ce37" office:value-type="float" office:value="0.0527" calcext:value-type="float">
            <text:p>0.0527</text:p>
          </table:table-cell>
          <table:table-cell office:value-type="float" office:value="0.1724" calcext:value-type="float">
            <text:p>0.172</text:p>
          </table:table-cell>
          <table:table-cell office:value-type="float" office:value="0.0259" calcext:value-type="float">
            <text:p>0.026</text:p>
          </table:table-cell>
          <table:table-cell table:formula="of:=[.K4]/[.J4]" office:value-type="float" office:value="0.150232018561485" calcext:value-type="float">
            <text:p>0.150</text:p>
          </table:table-cell>
          <table:table-cell table:style-name="ce44" office:value-type="float" office:value="1000" calcext:value-type="float">
            <text:p>1000.0</text:p>
          </table:table-cell>
          <table:table-cell table:style-name="ce42" office:value-type="string" calcext:value-type="string">
            <text:p>Sub-obital</text:p>
          </table:table-cell>
          <table:table-cell table:style-name="ce42" office:value-type="float" office:value="289.440501823307" calcext:value-type="float">
            <text:p>2.89E+02</text:p>
          </table:table-cell>
          <table:table-cell table:style-name="ce42" office:value-type="float" office:value="41887.9020478639" calcext:value-type="float">
            <text:p>4.19E+04</text:p>
          </table:table-cell>
          <table:table-cell table:formula="of:=SQRT([.D4]/PI())/1000" office:value-type="float" office:value="0.00138197659788534" calcext:value-type="float">
            <text:p>1.38E-03</text:p>
          </table:table-cell>
          <table:table-cell table:formula="of:=(8*[.K4]^2/[.J4])/[.Q4]" office:value-type="float" office:value="22.5243135763449" calcext:value-type="float">
            <text:p>2.25E+001</text:p>
          </table:table-cell>
          <table:table-cell table:formula="of:=(28*[.K4]^2/[.L4])/[.Q4]" office:value-type="float" office:value="90.4678705784951" calcext:value-type="float">
            <text:p>9.047E+01</text:p>
          </table:table-cell>
          <table:table-cell table:formula="of:=(28*[.K4]^2/[.J4])/[.Q4]" office:value-type="float" office:value="78.835097517207" calcext:value-type="float">
            <text:p>7.88E+001</text:p>
          </table:table-cell>
          <table:table-cell table:style-name="ce37" table:number-columns-repeated="44"/>
        </table:table-row>
        <table:table-row table:style-name="ro2">
          <table:table-cell table:style-name="ce37" table:number-columns-repeated="4"/>
          <table:table-cell/>
          <table:table-cell table:style-name="ce37" table:number-columns-repeated="4"/>
          <table:table-cell table:number-columns-repeated="3"/>
          <table:table-cell table:style-name="ce44"/>
          <table:table-cell table:style-name="ce37" table:number-columns-repeated="4"/>
          <table:table-cell table:number-columns-repeated="2"/>
          <table:table-cell table:style-name="ce37" table:number-columns-repeated="45"/>
        </table:table-row>
        <table:table-row table:style-name="ro2">
          <table:table-cell table:style-name="ce37" office:value-type="string" calcext:value-type="string">
            <text:p>Ap2dp1T7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7" calcext:value-type="float">
            <text:p>7</text:p>
          </table:table-cell>
          <table:table-cell office:value-type="float" office:value="0.1795" calcext:value-type="float">
            <text:p>0.180</text:p>
          </table:table-cell>
          <table:table-cell table:style-name="ce42" office:value-type="float" office:value="0.0084586041" calcext:value-type="float">
            <text:p>8.46E-03</text:p>
          </table:table-cell>
          <table:table-cell table:style-name="ce37" office:value-type="string" calcext:value-type="string">
            <text:p>smooth</text:p>
          </table:table-cell>
          <table:table-cell table:style-name="ce37" office:value-type="float" office:value="0.0842" calcext:value-type="float">
            <text:p>0.0842</text:p>
          </table:table-cell>
          <table:table-cell table:style-name="ce37" office:value-type="float" office:value="0.0976" calcext:value-type="float">
            <text:p>0.0976</text:p>
          </table:table-cell>
          <table:table-cell office:value-type="float" office:value="0.1089" calcext:value-type="float">
            <text:p>0.109</text:p>
          </table:table-cell>
          <table:table-cell office:value-type="float" office:value="0.0163" calcext:value-type="float">
            <text:p>0.016</text:p>
          </table:table-cell>
          <table:table-cell table:formula="of:=[.K6]/[.J6]" office:value-type="float" office:value="0.149678604224059" calcext:value-type="float">
            <text:p>0.150</text:p>
          </table:table-cell>
          <table:table-cell table:style-name="ce44" office:value-type="float" office:value="2000" calcext:value-type="float">
            <text:p>2000.0</text:p>
          </table:table-cell>
          <table:table-cell table:style-name="ce42" office:value-type="string" calcext:value-type="string">
            <text:p>Sub-obital</text:p>
          </table:table-cell>
          <table:table-cell table:style-name="ce42" office:value-type="float" office:value="267.969834276272" calcext:value-type="float">
            <text:p>2.68E+02</text:p>
          </table:table-cell>
          <table:table-cell table:style-name="ce42" office:value-type="float" office:value="35903.9160410262" calcext:value-type="float">
            <text:p>3.59E+04</text:p>
          </table:table-cell>
          <table:table-cell table:formula="of:=SQRT([.D6]/PI())/1000" office:value-type="float" office:value="0.00149270533036046" calcext:value-type="float">
            <text:p>1.49E-03</text:p>
          </table:table-cell>
          <table:table-cell table:formula="of:=(8*[.K6]^2/[.J6])/[.Q6]" office:value-type="float" office:value="13.0756483505716" calcext:value-type="float">
            <text:p>1.31E+001</text:p>
          </table:table-cell>
          <table:table-cell table:formula="of:=(28*[.K6]^2/[.L6])/[.Q6]" office:value-type="float" office:value="33.2965649610147" calcext:value-type="float">
            <text:p>3.330E+01</text:p>
          </table:table-cell>
          <table:table-cell table:formula="of:=(28*[.K6]^2/[.J6])/[.Q6]" office:value-type="float" office:value="45.7647692270007" calcext:value-type="float">
            <text:p>4.58E+001</text:p>
          </table:table-cell>
          <table:table-cell table:style-name="ce37" table:number-columns-repeated="44"/>
        </table:table-row>
        <table:table-row table:style-name="ro2">
          <table:table-cell table:style-name="ce37" office:value-type="string" calcext:value-type="string">
            <text:p>Ap2dp1T6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0.20943951023932" calcext:value-type="float">
            <text:p>0.209</text:p>
          </table:table-cell>
          <table:table-cell table:style-name="ce42" office:value-type="float" office:value="0.00815209467" calcext:value-type="float">
            <text:p>8.15E-03</text:p>
          </table:table-cell>
          <table:table-cell table:style-name="ce37" office:value-type="string" calcext:value-type="string">
            <text:p>smooth</text:p>
          </table:table-cell>
          <table:table-cell table:style-name="ce37" office:value-type="float" office:value="0.1105" calcext:value-type="float">
            <text:p>0.1105</text:p>
          </table:table-cell>
          <table:table-cell table:style-name="ce37" office:value-type="float" office:value="0.0976" calcext:value-type="float">
            <text:p>0.0976</text:p>
          </table:table-cell>
          <table:table-cell office:value-type="float" office:value="0.108934926098541" calcext:value-type="float">
            <text:p>0.109</text:p>
          </table:table-cell>
          <table:table-cell office:value-type="float" office:value="0.016340238914476" calcext:value-type="float">
            <text:p>0.016</text:p>
          </table:table-cell>
          <table:table-cell table:formula="of:=[.K7]/[.J7]" office:value-type="float" office:value="0.149999999997199" calcext:value-type="float">
            <text:p>0.150</text:p>
          </table:table-cell>
          <table:table-cell table:style-name="ce44" office:value-type="float" office:value="2000" calcext:value-type="float">
            <text:p>2000.0</text:p>
          </table:table-cell>
          <table:table-cell table:style-name="ce42" office:value-type="string" calcext:value-type="string">
            <text:p>Sub-obital</text:p>
          </table:table-cell>
          <table:table-cell table:style-name="ce42" office:value-type="float" office:value="289.440501823307" calcext:value-type="float">
            <text:p>2.89E+02</text:p>
          </table:table-cell>
          <table:table-cell table:style-name="ce42" office:value-type="float" office:value="41887.9020478639" calcext:value-type="float">
            <text:p>4.19E+04</text:p>
          </table:table-cell>
          <table:table-cell table:formula="of:=SQRT([.D7]/PI())/1000" office:value-type="float" office:value="0.00138197659788534" calcext:value-type="float">
            <text:p>1.38E-03</text:p>
          </table:table-cell>
          <table:table-cell table:formula="of:=(8*[.K7]^2/[.J7])/[.Q7]" office:value-type="float" office:value="14.188580853691" calcext:value-type="float">
            <text:p>1.42E+001</text:p>
          </table:table-cell>
          <table:table-cell table:formula="of:=(28*[.K7]^2/[.L7])/[.Q7]" office:value-type="float" office:value="36.064746824607" calcext:value-type="float">
            <text:p>3.606E+01</text:p>
          </table:table-cell>
          <table:table-cell table:formula="of:=(28*[.K7]^2/[.J7])/[.Q7]" office:value-type="float" office:value="49.6600329879186" calcext:value-type="float">
            <text:p>4.97E+001</text:p>
          </table:table-cell>
          <table:table-cell table:style-name="ce37" table:number-columns-repeated="44"/>
        </table:table-row>
        <table:table-row table:style-name="ro2">
          <table:table-cell table:style-name="ce37" table:number-columns-repeated="4"/>
          <table:table-cell/>
          <table:table-cell table:style-name="ce37" table:number-columns-repeated="4"/>
          <table:table-cell table:number-columns-repeated="3"/>
          <table:table-cell table:style-name="ce37" table:number-columns-repeated="5"/>
          <table:table-cell table:number-columns-repeated="2"/>
          <table:table-cell table:style-name="ce37" table:number-columns-repeated="45"/>
        </table:table-row>
        <table:table-row table:style-name="ro2">
          <table:table-cell office:value-type="string" calcext:value-type="string">
            <text:p>Ap25dp2T7</text:p>
          </table:table-cell>
          <table:table-cell table:style-name="ce37" office:value-type="float" office:value="0.25" calcext:value-type="float">
            <text:p>0.2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7" calcext:value-type="float">
            <text:p>7</text:p>
          </table:table-cell>
          <table:table-cell office:value-type="float" office:value="0.2244" calcext:value-type="float">
            <text:p>0.224</text:p>
          </table:table-cell>
          <table:table-cell table:style-name="ce42" office:value-type="float" office:value="0.00839551073" calcext:value-type="float">
            <text:p>8.40E-03</text:p>
          </table:table-cell>
          <table:table-cell table:style-name="ce42" office:value-type="string" calcext:value-type="string">
            <text:p>transitional</text:p>
          </table:table-cell>
          <table:table-cell table:style-name="ce37" office:value-type="float" office:value="0.0653" calcext:value-type="float">
            <text:p>0.0653</text:p>
          </table:table-cell>
          <table:table-cell table:style-name="ce37" office:value-type="float" office:value="0.0527" calcext:value-type="float">
            <text:p>0.0527</text:p>
          </table:table-cell>
          <table:table-cell office:value-type="float" office:value="0.1961" calcext:value-type="float">
            <text:p>0.196</text:p>
          </table:table-cell>
          <table:table-cell office:value-type="float" office:value="0.0294" calcext:value-type="float">
            <text:p>0.029</text:p>
          </table:table-cell>
          <table:table-cell table:formula="of:=[.K9]/[.J9]" office:value-type="float" office:value="0.149923508414074" calcext:value-type="float">
            <text:p>0.150</text:p>
          </table:table-cell>
          <table:table-cell table:style-name="ce37" office:value-type="float" office:value="1250" calcext:value-type="float">
            <text:p>1250</text:p>
          </table:table-cell>
          <table:table-cell table:style-name="ce42" office:value-type="string" calcext:value-type="string">
            <text:p>Sub-obital</text:p>
          </table:table-cell>
          <table:table-cell table:style-name="ce42" office:value-type="float" office:value="334.962292845339" calcext:value-type="float">
            <text:p>3.35E+02</text:p>
          </table:table-cell>
          <table:table-cell table:style-name="ce42" office:value-type="float" office:value="56099.8688141035" calcext:value-type="float">
            <text:p>5.61E+04</text:p>
          </table:table-cell>
          <table:table-cell table:formula="of:=SQRT([.D9]/PI())/1000" office:value-type="float" office:value="0.00149270533036046" calcext:value-type="float">
            <text:p>1.49E-03</text:p>
          </table:table-cell>
          <table:table-cell table:formula="of:=(8*[.K9]^2/[.J9])/[.Q9]" office:value-type="float" office:value="23.622886889856" calcext:value-type="float">
            <text:p>2.36E+001</text:p>
          </table:table-cell>
          <table:table-cell table:formula="of:=(28*[.K9]^2/[.L9])/[.Q9]" office:value-type="float" office:value="108.145604304245" calcext:value-type="float">
            <text:p>1.081E+02</text:p>
          </table:table-cell>
          <table:table-cell table:formula="of:=(28*[.K9]^2/[.J9])/[.Q9]" office:value-type="float" office:value="82.680104114496" calcext:value-type="float">
            <text:p>8.27E+001</text:p>
          </table:table-cell>
          <table:table-cell table:style-name="ce37" table:number-columns-repeated="44"/>
        </table:table-row>
        <table:table-row table:style-name="ro2">
          <table:table-cell office:value-type="string" calcext:value-type="string">
            <text:p>Ap25dp2T6</text:p>
          </table:table-cell>
          <table:table-cell table:style-name="ce37" office:value-type="float" office:value="0.25" calcext:value-type="float">
            <text:p>0.25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0.2618" calcext:value-type="float">
            <text:p>0.262</text:p>
          </table:table-cell>
          <table:table-cell table:style-name="ce42" office:value-type="float" office:value="0.00829188991" calcext:value-type="float">
            <text:p>8.29E-03</text:p>
          </table:table-cell>
          <table:table-cell table:style-name="ce42" office:value-type="string" calcext:value-type="string">
            <text:p>transitional</text:p>
          </table:table-cell>
          <table:table-cell table:style-name="ce37" office:value-type="float" office:value="0.0889" calcext:value-type="float">
            <text:p>0.0889</text:p>
          </table:table-cell>
          <table:table-cell table:style-name="ce37" office:value-type="float" office:value="0.0527" calcext:value-type="float">
            <text:p>0.0527</text:p>
          </table:table-cell>
          <table:table-cell office:value-type="float" office:value="0.1961" calcext:value-type="float">
            <text:p>0.196</text:p>
          </table:table-cell>
          <table:table-cell office:value-type="float" office:value="0.0294" calcext:value-type="float">
            <text:p>0.029</text:p>
          </table:table-cell>
          <table:table-cell table:formula="of:=[.K10]/[.J10]" office:value-type="float" office:value="0.149923508414074" calcext:value-type="float">
            <text:p>0.150</text:p>
          </table:table-cell>
          <table:table-cell table:style-name="ce37" office:value-type="float" office:value="1250" calcext:value-type="float">
            <text:p>1250</text:p>
          </table:table-cell>
          <table:table-cell table:style-name="ce42" office:value-type="string" calcext:value-type="string">
            <text:p>Sub-obital</text:p>
          </table:table-cell>
          <table:table-cell table:style-name="ce42" office:value-type="float" office:value="361.800627279134" calcext:value-type="float">
            <text:p>3.62E+02</text:p>
          </table:table-cell>
          <table:table-cell table:style-name="ce42" office:value-type="float" office:value="65449.8469497874" calcext:value-type="float">
            <text:p>6.54E+04</text:p>
          </table:table-cell>
          <table:table-cell table:formula="of:=SQRT([.D10]/PI())/1000" office:value-type="float" office:value="0.00138197659788534" calcext:value-type="float">
            <text:p>1.38E-03</text:p>
          </table:table-cell>
          <table:table-cell table:formula="of:=(8*[.K10]^2/[.J10])/[.Q10]" office:value-type="float" office:value="25.5156340801625" calcext:value-type="float">
            <text:p>2.55E+001</text:p>
          </table:table-cell>
          <table:table-cell table:formula="of:=(28*[.K10]^2/[.L10])/[.Q10]" office:value-type="float" office:value="116.810603194739" calcext:value-type="float">
            <text:p>1.168E+02</text:p>
          </table:table-cell>
          <table:table-cell table:formula="of:=(28*[.K10]^2/[.J10])/[.Q10]" office:value-type="float" office:value="89.3047192805689" calcext:value-type="float">
            <text:p>8.93E+001</text:p>
          </table:table-cell>
          <table:table-cell table:style-name="ce37" table:number-columns-repeated="44"/>
        </table:table-row>
        <table:table-row table:style-name="ro1">
          <table:table-cell table:style-name="ce38" office:value-type="string" calcext:value-type="string">
            <text:p>Ap25dp2T6_v2 (grid check)</text:p>
          </table:table-cell>
          <table:table-cell table:style-name="ce37" table:number-columns-repeated="3"/>
          <table:table-cell/>
          <table:table-cell table:style-name="ce42" table:number-columns-repeated="2"/>
          <table:table-cell table:style-name="ce37" table:number-columns-repeated="2"/>
          <table:table-cell table:number-columns-repeated="3"/>
          <table:table-cell table:style-name="ce37"/>
          <table:table-cell table:style-name="ce42" table:number-columns-repeated="3"/>
          <table:table-cell table:number-columns-repeated="4"/>
          <table:table-cell table:style-name="ce37" table:number-columns-repeated="44"/>
        </table:table-row>
        <table:table-row table:style-name="ro2">
          <table:table-cell table:style-name="Default"/>
          <table:table-cell table:number-columns-repeated="3"/>
          <table:table-cell table:style-name="ce41"/>
          <table:table-cell table:style-name="ce43" table:number-columns-repeated="2"/>
          <table:table-cell table:number-columns-repeated="2"/>
          <table:table-cell table:style-name="ce41" table:number-columns-repeated="3"/>
          <table:table-cell/>
          <table:table-cell table:style-name="ce43" table:number-columns-repeated="4"/>
          <table:table-cell table:style-name="ce46"/>
          <table:table-cell table:style-name="ce48"/>
          <table:table-cell table:style-name="ce46"/>
          <table:table-cell table:number-columns-repeated="44"/>
        </table:table-row>
        <table:table-row table:style-name="ro2">
          <table:table-cell office:value-type="string" calcext:value-type="string">
            <text:p>Ap25dp1T7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style-name="ce41" office:value-type="float" office:value="0.224399475256414" calcext:value-type="float">
            <text:p>0.224</text:p>
          </table:table-cell>
          <table:table-cell table:style-name="ce43" office:value-type="float" office:value="0.00761030428" calcext:value-type="float">
            <text:p>7.61E-03</text:p>
          </table:table-cell>
          <table:table-cell office:value-type="string" calcext:value-type="string">
            <text:p>smooth</text:p>
          </table:table-cell>
          <table:table-cell office:value-type="float" office:value="0.118375751233103" calcext:value-type="float">
            <text:p>0.118375751233103</text:p>
          </table:table-cell>
          <table:table-cell office:value-type="float" office:value="0.097590189349684" calcext:value-type="float">
            <text:p>0.097590189349684</text:p>
          </table:table-cell>
          <table:table-cell table:style-name="ce41" office:value-type="float" office:value="0.104503308560881" calcext:value-type="float">
            <text:p>0.105</text:p>
          </table:table-cell>
          <table:table-cell table:style-name="ce41" office:value-type="float" office:value="0.01567530497305" calcext:value-type="float">
            <text:p>0.016</text:p>
          </table:table-cell>
          <table:table-cell table:formula="of:=[.K13]/[.J13]" office:value-type="float" office:value="0.149998169329902" calcext:value-type="float">
            <text:p>0.150</text:p>
          </table:table-cell>
          <table:table-cell table:style-name="ce37" office:value-type="float" office:value="1250" calcext:value-type="float">
            <text:p>1250</text:p>
          </table:table-cell>
          <table:table-cell table:style-name="ce43" office:value-type="string" calcext:value-type="string">
            <text:p>Sub-obital</text:p>
          </table:table-cell>
          <table:table-cell table:style-name="ce43" office:value-type="float" office:value="334.962292845339" calcext:value-type="float">
            <text:p>3.35E+02</text:p>
          </table:table-cell>
          <table:table-cell table:style-name="ce43" office:value-type="float" office:value="56099.8688141035" calcext:value-type="float">
            <text:p>5.61E+04</text:p>
          </table:table-cell>
          <table:table-cell table:formula="of:=SQRT([.D13]/PI())/1000" office:value-type="float" office:value="0.00149270533036046" calcext:value-type="float">
            <text:p>1.49E-03</text:p>
          </table:table-cell>
          <table:table-cell table:formula="of:=(8*[.K13]^2/[.J13])/[.Q13]" office:value-type="float" office:value="12.6013728326547" calcext:value-type="float">
            <text:p>1.26E+001</text:p>
          </table:table-cell>
          <table:table-cell table:formula="of:=(28*[.K13]^2/[.L13])/[.Q13]" office:value-type="float" office:value="30.7276952616572" calcext:value-type="float">
            <text:p>3.073E+01</text:p>
          </table:table-cell>
          <table:table-cell table:formula="of:=(28*[.K13]^2/[.J13])/[.Q13]" office:value-type="float" office:value="44.1048049142916" calcext:value-type="float">
            <text:p>4.41E+001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Ap25dp1T6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style-name="ce41" office:value-type="float" office:value="0.2618" calcext:value-type="float">
            <text:p>0.262</text:p>
          </table:table-cell>
          <table:table-cell table:style-name="ce43" office:value-type="float" office:value="0.00734448619" calcext:value-type="float">
            <text:p>7.34E-03</text:p>
          </table:table-cell>
          <table:table-cell office:value-type="string" calcext:value-type="string">
            <text:p>smooth</text:p>
          </table:table-cell>
          <table:table-cell office:value-type="float" office:value="0.155494747904984" calcext:value-type="float">
            <text:p>0.155494747904984</text:p>
          </table:table-cell>
          <table:table-cell office:value-type="float" office:value="0.097590189349684" calcext:value-type="float">
            <text:p>0.097590189349684</text:p>
          </table:table-cell>
          <table:table-cell table:style-name="ce41" office:value-type="float" office:value="0.104503308560881" calcext:value-type="float">
            <text:p>0.105</text:p>
          </table:table-cell>
          <table:table-cell table:style-name="ce41" office:value-type="float" office:value="0.0157" calcext:value-type="float">
            <text:p>0.016</text:p>
          </table:table-cell>
          <table:table-cell table:style-name="ce41" table:formula="of:=[.K14]/[.J14]" office:value-type="float" office:value="0.150234477895535" calcext:value-type="float">
            <text:p>0.150</text:p>
          </table:table-cell>
          <table:table-cell office:value-type="float" office:value="2500" calcext:value-type="float">
            <text:p>2500</text:p>
          </table:table-cell>
          <table:table-cell table:style-name="ce43" office:value-type="string" calcext:value-type="string">
            <text:p>Sub-obital</text:p>
          </table:table-cell>
          <table:table-cell table:style-name="ce43" office:value-type="float" office:value="361.800627279134" calcext:value-type="float">
            <text:p>3.62E+02</text:p>
          </table:table-cell>
          <table:table-cell table:style-name="ce43" office:value-type="float" office:value="65449.8469497874" calcext:value-type="float">
            <text:p>6.54E+04</text:p>
          </table:table-cell>
          <table:table-cell table:style-name="ce43" table:formula="of:=SQRT([.D14]/PI())/1000" office:value-type="float" office:value="0.00138197659788534" calcext:value-type="float">
            <text:p>1.38E-03</text:p>
          </table:table-cell>
          <table:table-cell table:style-name="ce46" table:formula="of:=(8*[.K14]^2/[.J14])/[.Q14]" office:value-type="float" office:value="13.6539579993993" calcext:value-type="float">
            <text:p>1.37E+001</text:p>
          </table:table-cell>
          <table:table-cell table:style-name="ce48" table:formula="of:=(28*[.K14]^2/[.L14])/[.Q14]" office:value-type="float" office:value="33.241991589191" calcext:value-type="float">
            <text:p>3.324E+01</text:p>
          </table:table-cell>
          <table:table-cell table:style-name="ce46" table:formula="of:=(28*[.K14]^2/[.J14])/[.Q14]" office:value-type="float" office:value="47.7888529978977" calcext:value-type="float">
            <text:p>4.78E+001</text:p>
          </table:table-cell>
          <table:table-cell table:number-columns-repeated="44"/>
        </table:table-row>
        <table:table-row table:style-name="ro2" table:number-rows-repeated="3"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4"/>
        </table:table-row>
        <table:table-row table:style-name="ro2">
          <table:table-cell table:style-name="ce39"/>
          <table:table-cell office:value-type="string" calcext:value-type="string">
            <text:p>running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4"/>
        </table:table-row>
        <table:table-row table:style-name="ro2">
          <table:table-cell/>
          <table:table-cell office:value-type="string" calcext:value-type="string">
            <text:p>finished (GM/VR/Niel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4"/>
        </table:table-row>
        <table:table-row table:style-name="ro2">
          <table:table-cell table:style-name="ce35"/>
          <table:table-cell office:value-type="string" calcext:value-type="string">
            <text:p>Theta &lt; theta_cr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4"/>
        </table:table-row>
      </table:table>
      <table:table table:name="dp2T7" table:style-name="ta1">
        <table:table-column table:style-name="co1" table:default-cell-style-name="ce36"/>
        <table:table-column table:style-name="co1" table:number-columns-repeated="3" table:default-cell-style-name="ce37"/>
        <table:table-column table:style-name="co1" table:default-cell-style-name="ce41"/>
        <table:table-column table:style-name="co1" table:default-cell-style-name="ce43"/>
        <table:table-column table:style-name="co1" table:default-cell-style-name="ce42"/>
        <table:table-column table:style-name="co1" table:number-columns-repeated="2" table:default-cell-style-name="Default"/>
        <table:table-column table:style-name="co1" table:number-columns-repeated="2" table:default-cell-style-name="ce41"/>
        <table:table-column table:style-name="co1" table:default-cell-style-name="ce40"/>
        <table:table-column table:style-name="co1" table:default-cell-style-name="Default"/>
        <table:table-column table:style-name="co1" table:default-cell-style-name="ce42"/>
        <table:table-column table:style-name="co1" table:default-cell-style-name="ce48"/>
        <table:table-column table:style-name="co1" table:default-cell-style-name="ce43"/>
        <table:table-column table:style-name="co1" table:default-cell-style-name="ce42"/>
        <table:table-column table:style-name="co1" table:default-cell-style-name="ce32"/>
        <table:table-column table:style-name="co1" table:default-cell-style-name="ce33"/>
        <table:table-column table:style-name="co1" table:number-columns-repeated="2" table:default-cell-style-name="ce32"/>
        <table:table-column table:style-name="co1" table:number-columns-repeated="43" table:default-cell-style-name="Default"/>
        <table:table-row table:style-name="ro3">
          <table:table-cell table:style-name="ce34" office:value-type="string" calcext:value-type="string">
            <text:p>run name</text:p>
          </table:table-cell>
          <table:table-cell table:style-name="ce34" office:value-type="string" calcext:value-type="string">
            <text:p>A [m]</text:p>
          </table:table-cell>
          <table:table-cell table:style-name="ce34" office:value-type="string" calcext:value-type="string">
            <text:p>sed. Diameter [mm]</text:p>
          </table:table-cell>
          <table:table-cell table:style-name="ce34" office:value-type="string" calcext:value-type="string">
            <text:p>T [s]</text:p>
          </table:table-cell>
          <table:table-cell table:style-name="ce34" office:value-type="string" calcext:value-type="string">
            <text:p>U0 [m/s]</text:p>
          </table:table-cell>
          <table:table-cell table:style-name="ce34" office:value-type="string" calcext:value-type="string">
            <text:p>fw</text:p>
          </table:table-cell>
          <table:table-cell table:style-name="ce34" office:value-type="string" calcext:value-type="string">
            <text:p>regime</text:p>
          </table:table-cell>
          <table:table-cell table:style-name="ce34" office:value-type="string" calcext:value-type="string">
            <text:p>theta</text:p>
          </table:table-cell>
          <table:table-cell table:style-name="ce34" office:value-type="string" calcext:value-type="string">
            <text:p>theta_cr</text:p>
          </table:table-cell>
          <table:table-cell table:style-name="ce34" office:value-type="string" calcext:value-type="string">
            <text:p>lambda [m]</text:p>
          </table:table-cell>
          <table:table-cell table:style-name="ce34" office:value-type="string" calcext:value-type="string">
            <text:p>eta [m]</text:p>
          </table:table-cell>
          <table:table-cell table:style-name="ce34" office:value-type="string" calcext:value-type="string">
            <text:p>eta/lambda</text:p>
          </table:table-cell>
          <table:table-cell table:style-name="ce34" office:value-type="string" calcext:value-type="string">
            <text:p>Delta (adim)</text:p>
          </table:table-cell>
          <table:table-cell table:style-name="ce34" office:value-type="string" calcext:value-type="string">
            <text:p>ripple regime</text:p>
          </table:table-cell>
          <table:table-cell table:style-name="ce34" office:value-type="string" calcext:value-type="string">
            <text:p>R_delta</text:p>
          </table:table-cell>
          <table:table-cell table:style-name="ce34" office:value-type="string" calcext:value-type="string">
            <text:p>Re</text:p>
          </table:table-cell>
          <table:table-cell table:style-name="ce34" office:value-type="string" calcext:value-type="string">
            <text:p>delta</text:p>
          </table:table-cell>
          <table:table-cell table:style-name="ce34" office:value-type="string" calcext:value-type="string">
            <text:p>Nielsen92 (adim)</text:p>
          </table:table-cell>
          <table:table-cell table:style-name="ce34" office:value-type="string" calcext:value-type="string">
            <text:p>G&amp;M_82 (adim)</text:p>
          </table:table-cell>
          <table:table-cell table:style-name="ce34" office:value-type="string" calcext:value-type="string">
            <text:p>VR_93 (adim)</text:p>
          </table:table-cell>
          <table:table-cell table:style-name="ce34" office:value-type="string" calcext:value-type="string">
            <text:p>Nielsen92 (dim)</text:p>
          </table:table-cell>
          <table:table-cell table:style-name="ce34" office:value-type="string" calcext:value-type="string">
            <text:p>A/zr</text:p>
          </table:table-cell>
          <table:table-cell table:style-name="ce34" table:number-columns-repeated="13"/>
          <table:table-cell table:number-columns-repeated="29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43"/>
        </table:table-row>
        <table:table-row table:style-name="ro2">
          <table:table-cell table:style-name="ce35" office:value-type="string" calcext:value-type="string">
            <text:p>Ap2dp2T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style-name="ce40" office:value-type="float" office:value="0.179519580205131" calcext:value-type="float">
            <text:p>0.180</text:p>
          </table:table-cell>
          <table:table-cell table:style-name="ce42" office:value-type="float" office:value="0.00912931282" calcext:value-type="float">
            <text:p>9.13E-03</text:p>
          </table:table-cell>
          <table:table-cell office:value-type="string" calcext:value-type="string">
            <text:p>transitional</text:p>
          </table:table-cell>
          <table:table-cell table:style-name="ce37" office:value-type="float" office:value="0.0454" calcext:value-type="float">
            <text:p>0.0454</text:p>
          </table:table-cell>
          <table:table-cell table:style-name="ce37" office:value-type="float" office:value="0.0527" calcext:value-type="float">
            <text:p>0.0527</text:p>
          </table:table-cell>
          <table:table-cell table:style-name="ce40" office:value-type="float" office:value="0.1724" calcext:value-type="float">
            <text:p>0.172</text:p>
          </table:table-cell>
          <table:table-cell table:style-name="ce40" office:value-type="float" office:value="0.0259" calcext:value-type="float">
            <text:p>0.026</text:p>
          </table:table-cell>
          <table:table-cell table:formula="of:=[.K3]/[.J3]" office:value-type="float" office:value="0.150232018561485" calcext:value-type="float">
            <text:p>0.150</text:p>
          </table:table-cell>
          <table:table-cell table:style-name="ce44" office:value-type="float" office:value="1000" calcext:value-type="float">
            <text:p>1000.0</text:p>
          </table:table-cell>
          <table:table-cell office:value-type="string" calcext:value-type="string">
            <text:p>Sub-obital</text:p>
          </table:table-cell>
          <table:table-cell table:style-name="ce42" office:value-type="float" office:value="267.969834276272" calcext:value-type="float">
            <text:p>2.68E+02</text:p>
          </table:table-cell>
          <table:table-cell table:style-name="ce42" office:value-type="float" office:value="35903.9160410262" calcext:value-type="float">
            <text:p>3.59E+04</text:p>
          </table:table-cell>
          <table:table-cell table:formula="of:=SQRT([.D3]/PI())/1000" office:value-type="float" office:value="0.00149270533036046" calcext:value-type="float">
            <text:p>1.49E-03</text:p>
          </table:table-cell>
          <table:table-cell table:style-name="ce45" table:formula="of:=(8*[.K3]^2/[.J3])/[.Q3]" office:value-type="float" office:value="20.8534622425598" calcext:value-type="float">
            <text:p>2.09E+001</text:p>
          </table:table-cell>
          <table:table-cell table:style-name="ce47" table:formula="of:=(28*[.K3]^2/[.L3])/[.Q3]" office:value-type="float" office:value="83.7569729651926" calcext:value-type="float">
            <text:p>8.376E+01</text:p>
          </table:table-cell>
          <table:table-cell table:style-name="ce45" table:formula="of:=(28*[.K3]^2/[.J3])/[.Q3]" office:value-type="float" office:value="72.9871178489594" calcext:value-type="float">
            <text:p>7.30E+001</text:p>
          </table:table-cell>
          <table:table-cell table:formula="of:=(8*[.K3]^2/[.J3])" office:value-type="float" office:value="0.0311280742459397" calcext:value-type="float">
            <text:p>3.113E-002</text:p>
          </table:table-cell>
          <table:table-cell table:formula="of:=[.B3]/[.U3]" office:value-type="float" office:value="6.42506820112998" calcext:value-type="float">
            <text:p>6.42506820112998</text:p>
          </table:table-cell>
          <table:table-cell table:style-name="ce37" table:number-columns-repeated="42"/>
        </table:table-row>
        <table:table-row table:style-name="ro2">
          <table:table-cell office:value-type="string" calcext:value-type="string">
            <text:p>Ap25dp2T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style-name="ce40" office:value-type="float" office:value="0.2244" calcext:value-type="float">
            <text:p>0.224</text:p>
          </table:table-cell>
          <table:table-cell table:style-name="ce42" office:value-type="float" office:value="0.00839551073" calcext:value-type="float">
            <text:p>8.40E-03</text:p>
          </table:table-cell>
          <table:table-cell office:value-type="string" calcext:value-type="string">
            <text:p>transitional</text:p>
          </table:table-cell>
          <table:table-cell table:style-name="ce37" office:value-type="float" office:value="0.0653" calcext:value-type="float">
            <text:p>0.0653</text:p>
          </table:table-cell>
          <table:table-cell table:style-name="ce37" office:value-type="float" office:value="0.0527" calcext:value-type="float">
            <text:p>0.0527</text:p>
          </table:table-cell>
          <table:table-cell table:style-name="ce40" office:value-type="float" office:value="0.1961" calcext:value-type="float">
            <text:p>0.196</text:p>
          </table:table-cell>
          <table:table-cell table:style-name="ce40" office:value-type="float" office:value="0.0294" calcext:value-type="float">
            <text:p>0.029</text:p>
          </table:table-cell>
          <table:table-cell table:formula="of:=[.K4]/[.J4]" office:value-type="float" office:value="0.149923508414074" calcext:value-type="float">
            <text:p>0.150</text:p>
          </table:table-cell>
          <table:table-cell table:style-name="ce37" office:value-type="float" office:value="1250" calcext:value-type="float">
            <text:p>1250</text:p>
          </table:table-cell>
          <table:table-cell office:value-type="string" calcext:value-type="string">
            <text:p>Sub-obital</text:p>
          </table:table-cell>
          <table:table-cell table:style-name="ce42" office:value-type="float" office:value="334.962292845339" calcext:value-type="float">
            <text:p>3.35E+02</text:p>
          </table:table-cell>
          <table:table-cell table:style-name="ce42" office:value-type="float" office:value="56099.8688141035" calcext:value-type="float">
            <text:p>5.61E+04</text:p>
          </table:table-cell>
          <table:table-cell table:formula="of:=SQRT([.D4]/PI())/1000" office:value-type="float" office:value="0.00149270533036046" calcext:value-type="float">
            <text:p>1.49E-03</text:p>
          </table:table-cell>
          <table:table-cell table:style-name="ce45" table:formula="of:=(8*[.K4]^2/[.J4])/[.Q4]" office:value-type="float" office:value="23.622886889856" calcext:value-type="float">
            <text:p>2.36E+001</text:p>
          </table:table-cell>
          <table:table-cell table:style-name="ce47" table:formula="of:=(28*[.K4]^2/[.L4])/[.Q4]" office:value-type="float" office:value="108.145604304245" calcext:value-type="float">
            <text:p>1.081E+02</text:p>
          </table:table-cell>
          <table:table-cell table:style-name="ce45" table:formula="of:=(28*[.K4]^2/[.J4])/[.Q4]" office:value-type="float" office:value="82.680104114496" calcext:value-type="float">
            <text:p>8.27E+001</text:p>
          </table:table-cell>
          <table:table-cell table:formula="of:=(8*[.K4]^2/[.J4])" office:value-type="float" office:value="0.0352620091789903" calcext:value-type="float">
            <text:p>3.526E-002</text:p>
          </table:table-cell>
          <table:table-cell table:formula="of:=[.B4]/[.U4]" office:value-type="float" office:value="7.08978319218844" calcext:value-type="float">
            <text:p>7.08978319218844</text:p>
          </table:table-cell>
          <table:table-cell table:style-name="ce37" table:number-columns-repeated="42"/>
        </table:table-row>
        <table:table-row table:style-name="ro2">
          <table:table-cell office:value-type="string" calcext:value-type="string">
            <text:p>Ap3dp2T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693" calcext:value-type="float">
            <text:p>0.269</text:p>
          </table:table-cell>
          <table:table-cell office:value-type="float" office:value="0.00789241772" calcext:value-type="float">
            <text:p>7.89E-03</text:p>
          </table:table-cell>
          <table:table-cell office:value-type="string" calcext:value-type="string">
            <text:p>transitional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2105" calcext:value-type="float">
            <text:p>0.211</text:p>
          </table:table-cell>
          <table:table-cell office:value-type="float" office:value="0.0316" calcext:value-type="float">
            <text:p>0.032</text:p>
          </table:table-cell>
          <table:table-cell table:formula="of:=[.K5]/[.J5]" office:value-type="float" office:value="0.150118764845606" calcext:value-type="float">
            <text:p>0.150</text:p>
          </table:table-cell>
          <table:table-cell table:style-name="ce37" office:value-type="float" office:value="1500" calcext:value-type="float">
            <text:p>1500</text:p>
          </table:table-cell>
          <table:table-cell office:value-type="string" calcext:value-type="string">
            <text:p>Sub-obital</text:p>
          </table:table-cell>
          <table:table-cell table:style-name="ce43" office:value-type="float" office:value="401.954751414407" calcext:value-type="float">
            <text:p>4.02E+02</text:p>
          </table:table-cell>
          <table:table-cell office:value-type="float" office:value="80783.811092309" calcext:value-type="float">
            <text:p>8.08E+04</text:p>
          </table:table-cell>
          <table:table-cell table:formula="of:=SQRT([.D5]/PI())/1000" office:value-type="float" office:value="0.00149270533036046" calcext:value-type="float">
            <text:p>1.49E-03</text:p>
          </table:table-cell>
          <table:table-cell table:formula="of:=(8*[.K5]^2/[.J5])/[.Q5]" office:value-type="float" office:value="25.4236539396593" calcext:value-type="float">
            <text:p>2.542E+001</text:p>
          </table:table-cell>
          <table:table-cell table:formula="of:=(28*[.K5]^2/[.L5])/[.Q5]" office:value-type="float" office:value="124.773722054723" calcext:value-type="float">
            <text:p>1.2477E+02</text:p>
          </table:table-cell>
          <table:table-cell table:formula="of:=(28*[.K5]^2/[.J5])/[.Q5]" office:value-type="float" office:value="88.9827887888074" calcext:value-type="float">
            <text:p>8.898E+001</text:p>
          </table:table-cell>
          <table:table-cell table:formula="of:=(8*[.K5]^2/[.J5])" office:value-type="float" office:value="0.0379500237529691" calcext:value-type="float">
            <text:p>3.795E-002</text:p>
          </table:table-cell>
          <table:table-cell table:formula="of:=[.B5]/[.U5]" office:value-type="float" office:value="7.9051333920846" calcext:value-type="float">
            <text:p>7.905133392084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Ap4dp2T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359039160410262" calcext:value-type="float">
            <text:p>0.359</text:p>
          </table:table-cell>
          <table:table-cell office:value-type="float" office:value="0.00724758394" calcext:value-type="float">
            <text:p>7.25E-03</text:p>
          </table:table-cell>
          <table:table-cell office:value-type="string" calcext:value-type="string">
            <text:p>transitional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217869852197082" calcext:value-type="float">
            <text:p>0.218</text:p>
          </table:table-cell>
          <table:table-cell office:value-type="float" office:value="0.032680477828953" calcext:value-type="float">
            <text:p>0.033</text:p>
          </table:table-cell>
          <table:table-cell table:formula="of:=[.K6]/[.J6]" office:value-type="float" office:value="0.149999999997203" calcext:value-type="float">
            <text:p>0.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ub-obital</text:p>
          </table:table-cell>
          <table:table-cell table:style-name="ce43" office:value-type="float" office:value="535.939668552543" calcext:value-type="float">
            <text:p>5.36E+02</text:p>
          </table:table-cell>
          <table:table-cell office:value-type="float" office:value="143615.664164105" calcext:value-type="float">
            <text:p>1.44E+05</text:p>
          </table:table-cell>
          <table:table-cell table:formula="of:=SQRT([.D6]/PI())/1000" office:value-type="float" office:value="0.00149270533036046" calcext:value-type="float">
            <text:p>1.49E-03</text:p>
          </table:table-cell>
          <table:table-cell table:formula="of:=(8*[.K6]^2/[.J6])/[.Q6]" office:value-type="float" office:value="26.2721466831919" calcext:value-type="float">
            <text:p>2.627E+001</text:p>
          </table:table-cell>
          <table:table-cell table:formula="of:=(28*[.K6]^2/[.L6])/[.Q6]" office:value-type="float" office:value="133.557870013722" calcext:value-type="float">
            <text:p>1.3356E+02</text:p>
          </table:table-cell>
          <table:table-cell table:formula="of:=(28*[.K6]^2/[.J6])/[.Q6]" office:value-type="float" office:value="91.9525133911716" calcext:value-type="float">
            <text:p>9.195E+001</text:p>
          </table:table-cell>
          <table:table-cell table:formula="of:=(8*[.K6]^2/[.J6])" office:value-type="float" office:value="0.0392165733940124" calcext:value-type="float">
            <text:p>3.922E-002</text:p>
          </table:table-cell>
          <table:table-cell table:formula="of:=[.B6]/[.U6]" office:value-type="float" office:value="10.1997692654369" calcext:value-type="float">
            <text:p>10.1997692654369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Ap5dp2T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4488" calcext:value-type="float">
            <text:p>0.449</text:p>
          </table:table-cell>
          <table:table-cell office:value-type="float" office:value="0.00684957486" calcext:value-type="float">
            <text:p>6.85E-03</text:p>
          </table:table-cell>
          <table:table-cell office:value-type="string" calcext:value-type="string">
            <text:p>transitional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209006617121762" calcext:value-type="float">
            <text:p>0.209</text:p>
          </table:table-cell>
          <table:table-cell office:value-type="float" office:value="0.0313506099461" calcext:value-type="float">
            <text:p>0.031</text:p>
          </table:table-cell>
          <table:table-cell table:formula="of:=[.K7]/[.J7]" office:value-type="float" office:value="0.149998169329902" calcext:value-type="float">
            <text:p>0.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b-obital</text:p>
          </table:table-cell>
          <table:table-cell office:value-type="float" office:value="669.924585690679" calcext:value-type="float">
            <text:p>6.699E+02</text:p>
          </table:table-cell>
          <table:table-cell office:value-type="float" office:value="224399.475256414" calcext:value-type="float">
            <text:p>2.24E+05</text:p>
          </table:table-cell>
          <table:table-cell table:formula="of:=SQRT([.D7]/PI())/1000" office:value-type="float" office:value="0.00149270533036046" calcext:value-type="float">
            <text:p>1.49E-03</text:p>
          </table:table-cell>
          <table:table-cell table:style-name="ce45" table:formula="of:=(8*[.K7]^2/[.J7])/[.Q7]" office:value-type="float" office:value="25.2027456653095" calcext:value-type="float">
            <text:p>2.52E+001</text:p>
          </table:table-cell>
          <table:table-cell table:formula="of:=(28*[.K7]^2/[.L7])/[.Q7]" office:value-type="float" office:value="122.910781046629" calcext:value-type="float">
            <text:p>1.2291E+02</text:p>
          </table:table-cell>
          <table:table-cell table:formula="of:=(28*[.K7]^2/[.J7])/[.Q7]" office:value-type="float" office:value="88.2096098285832" calcext:value-type="float">
            <text:p>8.821E+001</text:p>
          </table:table-cell>
          <table:table-cell table:formula="of:=(8*[.K7]^2/[.J7])" office:value-type="float" office:value="0.0376202727943265" calcext:value-type="float">
            <text:p>3.762E-002</text:p>
          </table:table-cell>
          <table:table-cell table:formula="of:=[.B7]/[.U7]" office:value-type="float" office:value="13.2907063894392" calcext:value-type="float">
            <text:p>13.2907063894392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Ap6dp2T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style-name="ce40" office:value-type="float" office:value="0.538558740615393" calcext:value-type="float">
            <text:p>0.539</text:p>
          </table:table-cell>
          <table:table-cell office:value-type="float" office:value="0.0065769162" calcext:value-type="float">
            <text:p>6.58E-03</text:p>
          </table:table-cell>
          <table:table-cell office:value-type="string" calcext:value-type="string">
            <text:p>transitional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94469974449225" calcext:value-type="float">
            <text:p>0.194</text:p>
          </table:table-cell>
          <table:table-cell office:value-type="float" office:value="0.029096494552133" calcext:value-type="float">
            <text:p>0.029</text:p>
          </table:table-cell>
          <table:table-cell table:formula="of:=[.K8]/[.J8]" office:value-type="float" office:value="0.149619470226906" calcext:value-type="float">
            <text:p>0.1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ub-obital</text:p>
          </table:table-cell>
          <table:table-cell office:value-type="float" office:value="803.909502828815" calcext:value-type="float">
            <text:p>8.039E+02</text:p>
          </table:table-cell>
          <table:table-cell office:value-type="float" office:value="323135.244369236" calcext:value-type="float">
            <text:p>3.23E+05</text:p>
          </table:table-cell>
          <table:table-cell table:formula="of:=SQRT([.D8]/PI())/1000" office:value-type="float" office:value="0.00149270533036046" calcext:value-type="float">
            <text:p>1.49E-03</text:p>
          </table:table-cell>
          <table:table-cell table:formula="of:=(8*[.K8]^2/[.J8])/[.Q8]" office:value-type="float" office:value="23.3316087873763" calcext:value-type="float">
            <text:p>2.333E+001</text:p>
          </table:table-cell>
          <table:table-cell table:formula="of:=(28*[.K8]^2/[.L8])/[.Q8]" office:value-type="float" office:value="106.139533528007" calcext:value-type="float">
            <text:p>1.0614E+02</text:p>
          </table:table-cell>
          <table:table-cell table:style-name="ce45" table:formula="of:=(28*[.K8]^2/[.J8])/[.Q8]" office:value-type="float" office:value="81.660630755817" calcext:value-type="float">
            <text:p>8.17E+001</text:p>
          </table:table-cell>
          <table:table-cell table:formula="of:=(8*[.K8]^2/[.J8])" office:value-type="float" office:value="0.0348272168028016" calcext:value-type="float">
            <text:p>3.483E-002</text:p>
          </table:table-cell>
          <table:table-cell table:formula="of:=[.B8]/[.U8]" office:value-type="float" office:value="17.2279055026796" calcext:value-type="float">
            <text:p>17.227905502679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Ap7dp2T7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628318530717959" calcext:value-type="float">
            <text:p>0.628</text:p>
          </table:table-cell>
          <table:table-cell office:value-type="float" office:value="0.00637563551" calcext:value-type="float">
            <text:p>6.38E-03</text:p>
          </table:table-cell>
          <table:table-cell office:value-type="string" calcext:value-type="string">
            <text:p>transitional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79434029010119" calcext:value-type="float">
            <text:p>0.179</text:p>
          </table:table-cell>
          <table:table-cell office:value-type="float" office:value="0.026089751169642" calcext:value-type="float">
            <text:p>0.026</text:p>
          </table:table-cell>
          <table:table-cell table:formula="of:=[.K9]/[.J9]" office:value-type="float" office:value="0.145400241601724" calcext:value-type="float">
            <text:p>0.145</text:p>
          </table:table-cell>
          <table:table-cell office:value-type="float" office:value="3500" calcext:value-type="float">
            <text:p>3500</text:p>
          </table:table-cell>
          <table:table-cell table:style-name="Default" office:value-type="string" calcext:value-type="string">
            <text:p>Anorbital</text:p>
          </table:table-cell>
          <table:table-cell office:value-type="float" office:value="937.89441996695" calcext:value-type="float">
            <text:p>9.379E+02</text:p>
          </table:table-cell>
          <table:table-cell office:value-type="float" office:value="439822.971502571" calcext:value-type="float">
            <text:p>4.40E+05</text:p>
          </table:table-cell>
          <table:table-cell table:formula="of:=SQRT([.D9]/PI())/1000" office:value-type="float" office:value="0.00149270533036046" calcext:value-type="float">
            <text:p>1.49E-03</text:p>
          </table:table-cell>
          <table:table-cell table:formula="of:=(8*[.K9]^2/[.J9])/[.Q9]" office:value-type="float" office:value="20.3306361744082" calcext:value-type="float">
            <text:p>2.033E+001</text:p>
          </table:table-cell>
          <table:table-cell table:formula="of:=(28*[.K9]^2/[.L9])/[.Q9]" office:value-type="float" office:value="87.8129755717266" calcext:value-type="float">
            <text:p>8.7813E+01</text:p>
          </table:table-cell>
          <table:table-cell table:formula="of:=(28*[.K9]^2/[.J9])/[.Q9]" office:value-type="float" office:value="71.1572266104289" calcext:value-type="float">
            <text:p>7.116E+001</text:p>
          </table:table-cell>
          <table:table-cell table:formula="of:=(8*[.K9]^2/[.J9])" office:value-type="float" office:value="0.0303476489871584" calcext:value-type="float">
            <text:p>3.035E-002</text:p>
          </table:table-cell>
          <table:table-cell table:formula="of:=[.B9]/[.U9]" office:value-type="float" office:value="23.0660371845017" calcext:value-type="float">
            <text:p>23.0660371845017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Ap8dp2T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718078320820524" calcext:value-type="float">
            <text:p>0.718</text:p>
          </table:table-cell>
          <table:table-cell office:value-type="float" office:value="0.00607587909" calcext:value-type="float">
            <text:p>6.08E-03</text:p>
          </table:table-cell>
          <table:table-cell office:value-type="string" calcext:value-type="string">
            <text:p>transitional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65877888780244" calcext:value-type="float">
            <text:p>0.166</text:p>
          </table:table-cell>
          <table:table-cell office:value-type="float" office:value="0.022079295659224" calcext:value-type="float">
            <text:p>0.022</text:p>
          </table:table-cell>
          <table:table-cell table:formula="of:=[.K10]/[.J10]" office:value-type="float" office:value="0.133105719041763" calcext:value-type="float">
            <text:p>0.133</text:p>
          </table:table-cell>
          <table:table-cell office:value-type="float" office:value="4000" calcext:value-type="float">
            <text:p>4000</text:p>
          </table:table-cell>
          <table:table-cell table:style-name="Default" office:value-type="string" calcext:value-type="string">
            <text:p>Anorbital</text:p>
          </table:table-cell>
          <table:table-cell table:style-name="ce31" office:value-type="float" office:value="1071.87933710509" calcext:value-type="float">
            <text:p>1.0719E+03</text:p>
          </table:table-cell>
          <table:table-cell office:value-type="float" office:value="574462.656656419" calcext:value-type="float">
            <text:p>5.74E+05</text:p>
          </table:table-cell>
          <table:table-cell table:formula="of:=SQRT([.D10]/PI())/1000" office:value-type="float" office:value="0.00149270533036046" calcext:value-type="float">
            <text:p>1.49E-03</text:p>
          </table:table-cell>
          <table:table-cell table:formula="of:=(8*[.K10]^2/[.J10])/[.Q10]" office:value-type="float" office:value="15.7506265430003" calcext:value-type="float">
            <text:p>1.575E+001</text:p>
          </table:table-cell>
          <table:table-cell table:formula="of:=(28*[.K10]^2/[.L10])/[.Q10]" office:value-type="float" office:value="68.7001463088693" calcext:value-type="float">
            <text:p>6.8700E+01</text:p>
          </table:table-cell>
          <table:table-cell table:formula="of:=(28*[.K10]^2/[.J10])/[.Q10]" office:value-type="float" office:value="55.1271929005011" calcext:value-type="float">
            <text:p>5.513E+001</text:p>
          </table:table-cell>
          <table:table-cell table:formula="of:=(8*[.K10]^2/[.J10])" office:value-type="float" office:value="0.0235110441972535" calcext:value-type="float">
            <text:p>2.351E-002</text:p>
          </table:table-cell>
          <table:table-cell table:formula="of:=[.B10]/[.U10]" office:value-type="float" office:value="34.0265618697383" calcext:value-type="float">
            <text:p>34.026561869738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Ap9dp2T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8087" calcext:value-type="float">
            <text:p>0.809</text:p>
          </table:table-cell>
          <table:table-cell office:value-type="float" office:value="0.00608808221" calcext:value-type="float">
            <text:p>6.09E-03</text:p>
          </table:table-cell>
          <table:table-cell office:value-type="string" calcext:value-type="string">
            <text:p>transitional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54321027576425" calcext:value-type="float">
            <text:p>0.154</text:p>
          </table:table-cell>
          <table:table-cell office:value-type="float" office:value="0.017696212021926" calcext:value-type="float">
            <text:p>0.018</text:p>
          </table:table-cell>
          <table:table-cell table:formula="of:=[.K11]/[.J11]" office:value-type="float" office:value="0.11467142423713" calcext:value-type="float">
            <text:p>0.115</text:p>
          </table:table-cell>
          <table:table-cell office:value-type="float" office:value="4500" calcext:value-type="float">
            <text:p>4500</text:p>
          </table:table-cell>
          <table:table-cell table:style-name="Default" office:value-type="string" calcext:value-type="string">
            <text:p>Anorbital</text:p>
          </table:table-cell>
          <table:table-cell table:style-name="ce31" office:value-type="float" office:value="1205.86425424322" calcext:value-type="float">
            <text:p>1.2059E+03</text:p>
          </table:table-cell>
          <table:table-cell office:value-type="float" office:value="727054.299830781" calcext:value-type="float">
            <text:p>7.27E+05</text:p>
          </table:table-cell>
          <table:table-cell table:formula="of:=SQRT([.D11]/PI())/1000" office:value-type="float" office:value="0.00149270533036046" calcext:value-type="float">
            <text:p>1.49E-03</text:p>
          </table:table-cell>
          <table:table-cell table:formula="of:=(8*[.K11]^2/[.J11])/[.Q11]" office:value-type="float" office:value="10.875554846" calcext:value-type="float">
            <text:p>1.088E+001</text:p>
          </table:table-cell>
          <table:table-cell table:formula="of:=(28*[.K11]^2/[.L11])/[.Q11]" office:value-type="float" office:value="51.2258728503933" calcext:value-type="float">
            <text:p>5.1226E+01</text:p>
          </table:table-cell>
          <table:table-cell table:formula="of:=(28*[.K11]^2/[.J11])/[.Q11]" office:value-type="float" office:value="38.064441961" calcext:value-type="float">
            <text:p>3.806E+001</text:p>
          </table:table-cell>
          <table:table-cell table:formula="of:=(8*[.K11]^2/[.J11])" office:value-type="float" office:value="0.0162339986892518" calcext:value-type="float">
            <text:p>1.623E-002</text:p>
          </table:table-cell>
          <table:table-cell table:formula="of:=[.B11]/[.U11]" office:value-type="float" office:value="55.4392061517089" calcext:value-type="float">
            <text:p>55.4392061517089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 number:title="User-defined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 number:title="User-defined">
      <number:number number:decimal-places="3" loext:min-decimal-places="3" number:min-integer-digits="1"/>
    </number:number-style>
    <number:number-style style:name="N133" number:title="User-defined">
      <number:number number:decimal-places="1" loext:min-decimal-places="1" number:min-integer-digits="1"/>
    </number:number-style>
    <number:number-style style:name="N134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35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3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7" loext:min-decimal-places="17" number:min-integer-digits="1"/>
    </number:number-style>
    <number:number-style style:name="N141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7:14:13.274259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0T14:54:51.598226255</meta:creation-date>
    <dc:date>2020-04-13T20:56:42.568016888</dc:date>
    <meta:editing-duration>PT11H38M8S</meta:editing-duration>
    <meta:editing-cycles>56</meta:editing-cycles>
    <meta:generator>LibreOffice/6.4.2.2$Linux_X86_64 LibreOffice_project/40$Build-2</meta:generator>
    <meta:document-statistic meta:table-count="2" meta:cell-count="404" meta:object-count="0"/>
  </office:meta>
</office:document-meta>
</file>